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MK Leading Technology Keyboard</text:p>
          </table:table-cell>
          <table:table-cell table:number-columns-repeated="2"/>
          <table:table-cell office:value-type="string" calcext:value-type="string">
            <text:p>Matrix Replacement due to fried controll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Pin Left</text:p>
          </table:table-cell>
          <table:table-cell office:value-type="string" calcext:value-type="string">
            <text:p>Pin Right</text:p>
          </table:table-cell>
          <table:table-cell/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cape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T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7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int Screen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T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croll Lock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T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B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ld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B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T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T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T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ps Lock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T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B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4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B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ft Shif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3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T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2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ght Shift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CTRL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ank 102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AL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T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LT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T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T5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T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ge Up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T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ge Down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B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 Arrow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T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ft Arrow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T6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me Center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T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Arrow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T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tra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T6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wn Ar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tra1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B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lock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/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B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*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T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-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+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Enter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T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Dot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T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B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T8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T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B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T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B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D Numlock</text:p>
          </table:table-cell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D Caps</text:p>
          </table:table-cell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D Scroll</text:p>
          </table:table-cell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D Power</text:p>
          </table:table-cell>
          <table:table-cell table:number-columns-repeated="5"/>
        </table:table-row>
      </table:table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MK Leading Technology Keyboard</text:p>
          </table:table-cell>
          <table:table-cell table:number-columns-repeated="2"/>
          <table:table-cell office:value-type="string" calcext:value-type="string">
            <text:p>Matrix Replacement due to fried controll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Pin Outside</text:p>
          </table:table-cell>
          <table:table-cell/>
          <table:table-cell office:value-type="string" calcext:value-type="string">
            <text:p>Pin insid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cape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t Screen</text:p>
          </table:table-cell>
          <table:table-cell office:value-type="string" calcext:value-type="string">
            <text:p>T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oll Lock</text:p>
          </table:table-cell>
          <table:table-cell office:value-type="string" calcext:value-type="string">
            <text:p>T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B1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ld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2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2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2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1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B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T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B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]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ps 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ft Sh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 Shif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CTR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nk 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\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s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ge 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ge 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 Arr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 Arr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me Cen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 Arr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 Arrow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*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En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D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9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D P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 Num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 Ca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 Scroll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_2.E5:Sheet1_2.F11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6T19:55:00.267621992</meta:creation-date>
    <dc:date>2021-01-30T23:23:02.086749623</dc:date>
    <meta:editing-duration>PT4H41M33S</meta:editing-duration>
    <meta:editing-cycles>25</meta:editing-cycles>
    <meta:generator>LibreOffice/7.0.4.2$Linux_X86_64 LibreOffice_project/00$Build-2</meta:generator>
    <meta:document-statistic meta:table-count="2" meta:cell-count="707" meta:object-count="0"/>
  </office:meta>
</office:document-meta>
</file>